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96a11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96a11" style:font-weight-asian="bold" style:font-weight-complex="bold"/>
    </style:style>
    <style:style style:name="P3" style:family="paragraph" style:parent-style-name="Standard">
      <style:text-properties style:font-name="DejaVu Sans Condensed" fo:font-size="12pt" officeooo:paragraph-rsid="00109aa5" style:font-size-asian="12pt" style:font-size-complex="12pt"/>
    </style:style>
    <style:style style:name="P4" style:family="paragraph" style:parent-style-name="Standard">
      <style:text-properties style:font-name="DejaVu Sans Condensed" fo:font-size="12pt" officeooo:paragraph-rsid="00193368" style:font-size-asian="12pt" style:font-size-complex="12pt"/>
    </style:style>
    <style:style style:name="P5" style:family="paragraph" style:parent-style-name="Standard">
      <style:text-properties style:font-name="DejaVu Sans Condensed" fo:font-size="12pt" officeooo:paragraph-rsid="001ef6a6" style:font-size-asian="12pt" style:font-size-complex="12pt"/>
    </style:style>
    <style:style style:name="P6" style:family="paragraph" style:parent-style-name="Standard">
      <style:text-properties style:font-name="DejaVu Sans Condensed" fo:font-size="12pt" officeooo:rsid="000df8c5" officeooo:paragraph-rsid="00109aa5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DejaVu Sans Condensed" fo:font-size="12pt" fo:font-weight="bold" officeooo:rsid="00148c7a" officeooo:paragraph-rsid="003b72ae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DejaVu Sans Condensed" fo:font-size="12pt" fo:font-weight="bold" officeooo:rsid="00148c7a" officeooo:paragraph-rsid="0034e25b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 Condensed" officeooo:paragraph-rsid="00396a11"/>
    </style:style>
    <style:style style:name="P13" style:family="paragraph" style:parent-style-name="Standard">
      <style:text-properties style:font-name="DejaVu Sans Condensed" officeooo:paragraph-rsid="00109aa5"/>
    </style:style>
    <style:style style:name="P14" style:family="paragraph" style:parent-style-name="Standard" style:list-style-name="L1">
      <style:text-properties style:font-name="DejaVu Sans Condensed" fo:font-size="12pt" officeooo:rsid="00148c7a" officeooo:paragraph-rsid="00109aa5" style:font-size-asian="12pt" style:font-size-complex="12pt"/>
    </style:style>
    <style:style style:name="P15" style:family="paragraph" style:parent-style-name="Standard" style:list-style-name="L4">
      <style:text-properties style:font-name="DejaVu Sans Condensed" fo:font-size="12pt" officeooo:rsid="00148c7a" officeooo:paragraph-rsid="00109aa5" style:font-size-asian="12pt" style:font-size-complex="12pt"/>
    </style:style>
    <style:style style:name="P16" style:family="paragraph" style:parent-style-name="Standard" style:list-style-name="L5">
      <style:text-properties style:font-name="DejaVu Sans Condensed" fo:font-size="12pt" officeooo:rsid="00148c7a" officeooo:paragraph-rsid="00109aa5" style:font-size-asian="12pt" style:font-size-complex="12pt"/>
    </style:style>
    <style:style style:name="P17" style:family="paragraph" style:parent-style-name="Standard" style:list-style-name="L7">
      <style:text-properties style:font-name="DejaVu Sans Condensed" fo:font-size="12pt" officeooo:rsid="00148c7a" officeooo:paragraph-rsid="00109aa5" style:font-size-asian="12pt" style:font-size-complex="12pt"/>
    </style:style>
    <style:style style:name="P18" style:family="paragraph" style:parent-style-name="Standard" style:list-style-name="L11">
      <style:text-properties style:font-name="DejaVu Sans Condensed" fo:font-size="12pt" officeooo:rsid="00148c7a" officeooo:paragraph-rsid="00109aa5" style:font-size-asian="12pt" style:font-size-complex="12pt"/>
    </style:style>
    <style:style style:name="P19" style:family="paragraph" style:parent-style-name="Standard" style:list-style-name="L12">
      <style:text-properties style:font-name="DejaVu Sans Condensed" fo:font-size="12pt" officeooo:rsid="00148c7a" officeooo:paragraph-rsid="001e5263" style:font-size-asian="12pt" style:font-size-complex="12pt"/>
    </style:style>
    <style:style style:name="P20" style:family="paragraph" style:parent-style-name="Standard" style:list-style-name="L12">
      <style:text-properties style:font-name="DejaVu Sans Condensed" fo:font-size="12pt" officeooo:rsid="00148c7a" officeooo:paragraph-rsid="0023c95b" style:font-size-asian="12pt" style:font-size-complex="12pt"/>
    </style:style>
    <style:style style:name="P21" style:family="paragraph" style:parent-style-name="Standard" style:list-style-name="L14">
      <style:text-properties style:font-name="DejaVu Sans Condensed" fo:font-size="12pt" officeooo:rsid="00148c7a" officeooo:paragraph-rsid="00109aa5" style:font-size-asian="12pt" style:font-size-complex="12pt"/>
    </style:style>
    <style:style style:name="P22" style:family="paragraph" style:parent-style-name="Standard" style:list-style-name="L1">
      <style:text-properties style:font-name="DejaVu Sans Condensed" fo:font-size="12pt" officeooo:rsid="001734b2" officeooo:paragraph-rsid="001734b2" style:font-size-asian="12pt" style:font-size-complex="12pt"/>
    </style:style>
    <style:style style:name="P23" style:family="paragraph" style:parent-style-name="Standard" style:list-style-name="L3">
      <style:text-properties style:font-name="DejaVu Sans Condensed" fo:font-size="12pt" officeooo:rsid="0018178b" officeooo:paragraph-rsid="003b72ae" style:font-size-asian="12pt" style:font-size-complex="12pt"/>
    </style:style>
    <style:style style:name="P24" style:family="paragraph" style:parent-style-name="Standard" style:list-style-name="L3">
      <style:text-properties style:font-name="DejaVu Sans Condensed" fo:font-size="12pt" officeooo:rsid="00235271" officeooo:paragraph-rsid="003b72ae" style:font-size-asian="12pt" style:font-size-complex="12pt"/>
    </style:style>
    <style:style style:name="P25" style:family="paragraph" style:parent-style-name="Standard" style:list-style-name="L6">
      <style:text-properties style:font-name="DejaVu Sans Condensed" fo:font-size="12pt" officeooo:paragraph-rsid="00193368" style:font-size-asian="12pt" style:font-size-complex="12pt"/>
    </style:style>
    <style:style style:name="P26" style:family="paragraph" style:parent-style-name="Standard" style:list-style-name="L8">
      <style:text-properties style:font-name="DejaVu Sans Condensed" fo:font-size="12pt" officeooo:paragraph-rsid="00109aa5" style:font-size-asian="12pt" style:font-size-complex="12pt"/>
    </style:style>
    <style:style style:name="P27" style:family="paragraph" style:parent-style-name="Standard" style:list-style-name="L12">
      <style:text-properties style:font-name="DejaVu Sans Condensed" fo:font-size="12pt" officeooo:rsid="002ce8d2" officeooo:paragraph-rsid="002ce8d2" style:font-size-asian="12pt" style:font-size-complex="12pt"/>
    </style:style>
    <style:style style:name="P28" style:family="paragraph" style:parent-style-name="Standard" style:list-style-name="L3">
      <style:text-properties style:font-name="DejaVu Sans Condensed" fo:font-size="12pt" fo:font-weight="normal" officeooo:rsid="0018178b" officeooo:paragraph-rsid="003b72ae" style:font-size-asian="12pt" style:font-weight-asian="normal" style:font-size-complex="12pt" style:font-weight-complex="normal"/>
    </style:style>
    <style:style style:name="P29" style:family="paragraph" style:parent-style-name="Standard" style:list-style-name="L10">
      <style:text-properties style:font-name="DejaVu Sans Condensed" fo:font-size="12pt" fo:font-weight="normal" officeooo:rsid="001e5263" officeooo:paragraph-rsid="001e5263" style:font-size-asian="12pt" style:font-weight-asian="normal" style:font-size-complex="12pt" style:font-weight-complex="normal"/>
    </style:style>
    <style:style style:name="P30" style:family="paragraph" style:parent-style-name="Standard" style:list-style-name="L10">
      <style:text-properties style:font-name="DejaVu Sans Condensed" fo:font-size="12pt" fo:font-weight="normal" officeooo:rsid="001ef6a6" officeooo:paragraph-rsid="001ef6a6" style:font-size-asian="12pt" style:font-weight-asian="normal" style:font-size-complex="12pt" style:font-weight-complex="normal"/>
    </style:style>
    <style:style style:name="P31" style:family="paragraph" style:parent-style-name="Standard" style:list-style-name="L10">
      <style:text-properties style:font-name="DejaVu Sans Condensed" fo:font-size="12pt" fo:font-weight="normal" officeooo:rsid="002cbbd3" officeooo:paragraph-rsid="003e5620" style:font-size-asian="12pt" style:font-weight-asian="normal" style:font-size-complex="12pt" style:font-weight-complex="normal"/>
    </style:style>
    <style:style style:name="P32" style:family="paragraph" style:parent-style-name="Standard" style:list-style-name="L13">
      <style:text-properties style:font-name="DejaVu Sans Condensed" fo:font-size="12pt" fo:font-weight="normal" officeooo:rsid="001ae06f" officeooo:paragraph-rsid="001ae06f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DejaVu Sans Condensed" fo:font-size="12pt" fo:font-style="italic" style:text-underline-style="none" fo:font-weight="normal" officeooo:rsid="003e5620" officeooo:paragraph-rsid="003e5620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text-properties style:font-name="DejaVu Sans Condensed" fo:font-size="12pt" fo:font-style="italic" fo:font-weight="normal" officeooo:rsid="003e5620" officeooo:paragraph-rsid="003e5620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 style:list-style-name="L2">
      <style:text-properties style:font-name="DejaVu Sans Condensed" officeooo:paragraph-rsid="00109aa5"/>
    </style:style>
    <style:style style:name="P36" style:family="paragraph" style:parent-style-name="Standard" style:list-style-name="L9">
      <style:text-properties style:font-name="DejaVu Sans Condensed" officeooo:paragraph-rsid="00303ac6"/>
    </style:style>
    <style:style style:name="P37" style:family="paragraph" style:parent-style-name="Standard" style:list-style-name="L10">
      <style:text-properties style:font-name="DejaVu Sans Condensed" officeooo:paragraph-rsid="00398b0d"/>
    </style:style>
    <style:style style:name="P38" style:family="paragraph" style:parent-style-name="Standard" style:list-style-name="L10">
      <style:text-properties style:font-name="DejaVu Sans Condensed" officeooo:rsid="00398b0d" officeooo:paragraph-rsid="00398b0d"/>
    </style:style>
    <style:style style:name="P39" style:family="paragraph" style:parent-style-name="Standard" style:list-style-name="L14">
      <style:text-properties style:font-name="DejaVu Sans Condensed" officeooo:paragraph-rsid="00109aa5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734b2" style:font-weight-asian="bold" style:font-weight-complex="bold"/>
    </style:style>
    <style:style style:name="T8" style:family="text">
      <style:text-properties fo:font-weight="bold" officeooo:rsid="00193368" style:font-weight-asian="bold" style:font-weight-complex="bold"/>
    </style:style>
    <style:style style:name="T9" style:family="text">
      <style:text-properties fo:font-weight="bold" officeooo:rsid="001ae06f" style:font-weight-asian="bold" style:font-weight-complex="bold"/>
    </style:style>
    <style:style style:name="T10" style:family="text">
      <style:text-properties fo:font-weight="bold" officeooo:rsid="00148080" style:font-weight-asian="bold" style:font-weight-complex="bold"/>
    </style:style>
    <style:style style:name="T11" style:family="text">
      <style:text-properties fo:font-weight="bold" officeooo:rsid="001b33ea" style:font-weight-asian="bold" style:font-weight-complex="bold"/>
    </style:style>
    <style:style style:name="T12" style:family="text">
      <style:text-properties fo:font-weight="bold" officeooo:rsid="001b1012" style:font-weight-asian="bold" style:font-weight-complex="bold"/>
    </style:style>
    <style:style style:name="T13" style:family="text">
      <style:text-properties fo:font-weight="bold" officeooo:rsid="00221b09" style:font-weight-asian="bold" style:font-weight-complex="bold"/>
    </style:style>
    <style:style style:name="T14" style:family="text">
      <style:text-properties fo:font-weight="bold" officeooo:rsid="00223497" style:font-weight-asian="bold" style:font-weight-complex="bold"/>
    </style:style>
    <style:style style:name="T15" style:family="text">
      <style:text-properties fo:font-weight="bold" officeooo:rsid="00238868" style:font-weight-asian="bold" style:font-weight-complex="bold"/>
    </style:style>
    <style:style style:name="T16" style:family="text">
      <style:text-properties fo:font-weight="bold" officeooo:rsid="0023c95b" style:font-weight-asian="bold" style:font-weight-complex="bold"/>
    </style:style>
    <style:style style:name="T17" style:family="text">
      <style:text-properties fo:font-weight="bold" officeooo:rsid="0028bbff" style:font-weight-asian="bold" style:font-weight-complex="bold"/>
    </style:style>
    <style:style style:name="T18" style:family="text">
      <style:text-properties fo:font-weight="bold" officeooo:rsid="002cbbd3" style:font-weight-asian="bold" style:font-weight-complex="bold"/>
    </style:style>
    <style:style style:name="T19" style:family="text">
      <style:text-properties officeooo:rsid="00148c7a"/>
    </style:style>
    <style:style style:name="T20" style:family="text">
      <style:text-properties officeooo:rsid="001734b2"/>
    </style:style>
    <style:style style:name="T21" style:family="text">
      <style:text-properties officeooo:rsid="00193368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93368" style:font-weight-asian="normal" style:font-weight-complex="normal"/>
    </style:style>
    <style:style style:name="T24" style:family="text">
      <style:text-properties fo:font-weight="normal" officeooo:rsid="00148c7a" style:font-weight-asian="normal" style:font-weight-complex="normal"/>
    </style:style>
    <style:style style:name="T25" style:family="text">
      <style:text-properties fo:font-weight="normal" officeooo:rsid="001c24c7" style:font-weight-asian="normal" style:font-weight-complex="normal"/>
    </style:style>
    <style:style style:name="T26" style:family="text">
      <style:text-properties fo:font-weight="normal" officeooo:rsid="00223497" style:font-weight-asian="normal" style:font-weight-complex="normal"/>
    </style:style>
    <style:style style:name="T27" style:family="text">
      <style:text-properties fo:font-weight="normal" officeooo:rsid="0023c95b" style:font-weight-asian="normal" style:font-weight-complex="normal"/>
    </style:style>
    <style:style style:name="T28" style:family="text">
      <style:text-properties fo:font-weight="normal" officeooo:rsid="001734b2" style:font-weight-asian="normal" style:font-weight-complex="normal"/>
    </style:style>
    <style:style style:name="T29" style:family="text">
      <style:text-properties fo:font-weight="normal" officeooo:rsid="00274814" style:font-weight-asian="normal" style:font-weight-complex="normal"/>
    </style:style>
    <style:style style:name="T30" style:family="text">
      <style:text-properties officeooo:rsid="001ae06f"/>
    </style:style>
    <style:style style:name="T31" style:family="text">
      <style:text-properties officeooo:rsid="001c1eeb"/>
    </style:style>
    <style:style style:name="T32" style:family="text">
      <style:text-properties officeooo:rsid="001cfd77"/>
    </style:style>
    <style:style style:name="T33" style:family="text">
      <style:text-properties officeooo:rsid="001b33ea"/>
    </style:style>
    <style:style style:name="T34" style:family="text">
      <style:text-properties officeooo:rsid="001e5263"/>
    </style:style>
    <style:style style:name="T35" style:family="text">
      <style:text-properties officeooo:rsid="001ef6a6"/>
    </style:style>
    <style:style style:name="T36" style:family="text">
      <style:text-properties officeooo:rsid="001c24c7"/>
    </style:style>
    <style:style style:name="T37" style:family="text">
      <style:text-properties officeooo:rsid="001fc190"/>
    </style:style>
    <style:style style:name="T38" style:family="text">
      <style:text-properties officeooo:rsid="00221b09"/>
    </style:style>
    <style:style style:name="T39" style:family="text">
      <style:text-properties officeooo:rsid="00223497"/>
    </style:style>
    <style:style style:name="T40" style:family="text">
      <style:text-properties officeooo:rsid="0025cde5"/>
    </style:style>
    <style:style style:name="T41" style:family="text">
      <style:text-properties officeooo:rsid="0025d04a"/>
    </style:style>
    <style:style style:name="T42" style:family="text">
      <style:text-properties officeooo:rsid="00269306"/>
    </style:style>
    <style:style style:name="T43" style:family="text">
      <style:text-properties officeooo:rsid="0031f262"/>
    </style:style>
    <style:style style:name="T44" style:family="text">
      <style:text-properties officeooo:rsid="0033ca55"/>
    </style:style>
    <style:style style:name="T45" style:family="text">
      <style:text-properties officeooo:rsid="002cbbd3"/>
    </style:style>
    <style:style style:name="T46" style:family="text">
      <style:text-properties officeooo:rsid="002d8140"/>
    </style:style>
    <style:style style:name="T47" style:family="text">
      <style:text-properties officeooo:rsid="00387c11"/>
    </style:style>
    <style:style style:name="T48" style:family="text">
      <style:text-properties officeooo:rsid="0035db3e"/>
    </style:style>
    <style:style style:name="T49" style:family="text">
      <style:text-properties fo:font-size="12pt" fo:font-weight="bold" officeooo:rsid="00303224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32cd29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294e48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2ff9c2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019c0cd" style:font-size-asian="12pt" style:font-weight-asian="bold" style:font-size-complex="12pt" style:font-weight-complex="bold"/>
    </style:style>
    <style:style style:name="T55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56" style:family="text">
      <style:text-properties fo:font-size="12pt" fo:font-weight="bold" officeooo:rsid="00193368" style:font-size-asian="12pt" style:font-weight-asian="bold" style:font-size-complex="12pt" style:font-weight-complex="bold"/>
    </style:style>
    <style:style style:name="T57" style:family="text">
      <style:text-properties fo:font-size="12pt" fo:font-weight="bold" officeooo:rsid="001ae06f" style:font-size-asian="12pt" style:font-weight-asian="bold" style:font-size-complex="12pt" style:font-weight-complex="bold"/>
    </style:style>
    <style:style style:name="T58" style:family="text">
      <style:text-properties fo:font-size="12pt" fo:font-weight="bold" officeooo:rsid="001ef6a6" style:font-size-asian="12pt" style:font-weight-asian="bold" style:font-size-complex="12pt" style:font-weight-complex="bold"/>
    </style:style>
    <style:style style:name="T59" style:family="text">
      <style:text-properties fo:font-size="12pt" fo:font-weight="bold" officeooo:rsid="001fc190" style:font-size-asian="12pt" style:font-weight-asian="bold" style:font-size-complex="12pt" style:font-weight-complex="bold"/>
    </style:style>
    <style:style style:name="T60" style:family="text">
      <style:text-properties fo:font-size="12pt" officeooo:rsid="001d458b" style:font-size-asian="12pt" style:font-size-complex="12pt"/>
    </style:style>
    <style:style style:name="T61" style:family="text">
      <style:text-properties fo:font-size="12pt" officeooo:rsid="00148c7a" style:font-size-asian="12pt" style:font-size-complex="12pt"/>
    </style:style>
    <style:style style:name="T62" style:family="text">
      <style:text-properties fo:font-size="12pt" officeooo:rsid="00193368" style:font-size-asian="12pt" style:font-size-complex="12pt"/>
    </style:style>
    <style:style style:name="T63" style:family="text">
      <style:text-properties fo:font-size="12pt" officeooo:rsid="0036acaa" style:font-size-asian="12pt" style:font-size-complex="12pt"/>
    </style:style>
    <style:style style:name="T64" style:family="text">
      <style:text-properties fo:font-size="12pt" officeooo:rsid="0018178b" style:font-size-asian="12pt" style:font-size-complex="12pt"/>
    </style:style>
    <style:style style:name="T65" style:family="text">
      <style:text-properties fo:font-size="12pt" officeooo:rsid="00303ac6" style:font-size-asian="12pt" style:font-size-complex="12pt"/>
    </style:style>
    <style:style style:name="T66" style:family="text">
      <style:text-properties fo:font-size="12pt" officeooo:rsid="002ba1b8" style:font-size-asian="12pt" style:font-size-complex="12pt"/>
    </style:style>
    <style:style style:name="T67" style:family="text">
      <style:text-properties fo:font-size="12pt" officeooo:rsid="001ae06f" style:font-size-asian="12pt" style:font-size-complex="12pt"/>
    </style:style>
    <style:style style:name="T68" style:family="text">
      <style:text-properties fo:font-size="12pt" officeooo:rsid="002a31c5" style:font-size-asian="12pt" style:font-size-complex="12pt"/>
    </style:style>
    <style:style style:name="T69" style:family="text">
      <style:text-properties fo:font-size="12pt" officeooo:rsid="002b9e3a" style:font-size-asian="12pt" style:font-size-complex="12pt"/>
    </style:style>
    <style:style style:name="T70" style:family="text">
      <style:text-properties fo:font-size="12pt" officeooo:rsid="001db889" style:font-size-asian="12pt" style:font-size-complex="12pt"/>
    </style:style>
    <style:style style:name="T71" style:family="text">
      <style:text-properties fo:font-size="12pt" officeooo:rsid="0033ca55" style:font-size-asian="12pt" style:font-size-complex="12pt"/>
    </style:style>
    <style:style style:name="T72" style:family="text">
      <style:text-properties fo:font-size="12pt" officeooo:rsid="00398b0d" style:font-size-asian="12pt" style:font-size-complex="12pt"/>
    </style:style>
    <style:style style:name="T73" style:family="text">
      <style:text-properties fo:font-size="12pt" officeooo:rsid="003b72ae" style:font-size-asian="12pt" style:font-size-complex="12pt"/>
    </style:style>
    <style:style style:name="T74" style:family="text">
      <style:text-properties officeooo:rsid="00398b0d"/>
    </style:style>
    <style:style style:name="T75" style:family="text">
      <style:text-properties officeooo:rsid="003b72ae"/>
    </style:style>
    <style:style style:name="T76" style:family="text">
      <style:text-properties officeooo:rsid="001e18cf"/>
    </style:style>
    <style:style style:name="T77" style:family="text">
      <style:text-properties officeooo:rsid="003e5620"/>
    </style:style>
    <style:style style:name="T78" style:family="text">
      <style:text-properties officeooo:rsid="003fef19"/>
    </style:style>
    <style:style style:name="T79" style:family="text">
      <style:text-properties officeooo:rsid="0041c88d"/>
    </style:style>
    <style:style style:name="T80" style:family="text">
      <style:text-properties officeooo:rsid="00429047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48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12"><text:span text:style-name="T49">1</text:span><text:span text:style-name="T50">0</text:span><text:span text:style-name="T49">2</text:span><text:span text:style-name="T51"> - </text:span><text:span text:style-name="T52">Controls - </text:span><text:span text:style-name="T53">Throttle </text:span><text:span text:style-name="T54">Grip</text:span></text:p>
      <text:p text:style-name="P7">U=Up, D=Down, F=Forward, B=Backward, L=Left, R=Right, P=Press, S-*=Shift-<text:span text:style-name="T32">*</text:span>, L-*=Long-<text:span text:style-name="T32">*</text:span></text:p>
      <text:p text:style-name="P7"/>
      <text:p text:style-name="P3"><text:span text:style-name="T4">Top</text:span><text:span text:style-name="T3"> </text:span><text:span text:style-name="T9">H</text:span><text:span text:style-name="T3">at -- </text:span><text:span text:style-name="T6">"</text:span><text:span text:style-name="T7">CMS/Counter Measures Switch</text:span><text:span text:style-name="T6">" </text:span><text:span text:style-name="T7">(on </text:span><text:span text:style-name="T17">real </text:span><text:span text:style-name="T7">joystick)</text:span></text:p>
      <text:list text:style-name="L1">
        <text:list-item>
          <text:p text:style-name="P14">F: <text:span text:style-name="T3">Dispense </text:span><text:span text:style-name="T7">selected manual program</text:span><text:span text:style-name="T28"> </text:span><text:span text:style-name="T29">(in BYPASS mode, 1x chaff and 1x flare)</text:span></text:p>
        </text:list-item>
        <text:list-item>
          <text:p text:style-name="P14">B: <text:span text:style-name="T20">Gives dispense consent in SEMI mode, or enables AUTO mode</text:span><text:span text:style-name="T47">, ECM on.</text:span></text:p>
        </text:list-item>
        <text:list-item>
          <text:p text:style-name="P22">U: -- (left on real CMS switch)</text:p>
        </text:list-item>
        <text:list-item>
          <text:p text:style-name="P22">D: Disables AUTO dispense mode (right on real CMS switch)<text:span text:style-name="T47">, ECM off</text:span></text:p>
        </text:list-item>
      </text:list>
      <text:p text:style-name="P4"><text:span text:style-name="T4">Top</text:span><text:span text:style-name="T5"> </text:span><text:span text:style-name="T9">H</text:span><text:span text:style-name="T5">at </text:span><text:span text:style-name="T8">R</text:span><text:span text:style-name="T5">ing -- </text:span><text:span text:style-name="T8">"</text:span><text:span text:style-name="T5">MAN RNG/UNCAGE Knob</text:span><text:span text:style-name="T8">" (rotate function only, see Rear Thumb Button)</text:span></text:p>
      <text:list text:style-name="L2">
        <text:list-item>
          <text:p text:style-name="P35"><text:span text:style-name="T60">F/B</text:span><text:span text:style-name="T61">: </text:span><text:span text:style-name="T62">Change TPOD zoom</text:span><text:span text:style-name="T63"> (also Middle Finger Hat up/down)</text:span></text:p>
        </text:list-item>
      </text:list>
      <text:p text:style-name="P8"><text:span text:style-name="T1">Middle </text:span><text:span text:style-name="T76">H</text:span><text:span text:style-name="T1">at</text:span> -- <text:span text:style-name="T2">"</text:span>Comm<text:span text:style-name="T2">unications switch"</text:span></text:p>
      <text:list text:style-name="L3">
        <text:list-item>
          <text:p text:style-name="P23">U: (SRS radio 1 PTT)</text:p>
        </text:list-item>
        <text:list-item>
          <text:p text:style-name="P23">D: (SRS radio 2 PTT)</text:p>
        </text:list-item>
        <text:list-item>
          <text:p text:style-name="P24">S-U: Radio 1 PTT (opens comms menu for radio 1)</text:p>
        </text:list-item>
        <text:list-item>
          <text:p text:style-name="P28">S-D: Radio 2 PTT (opens comms menu for radio 2)</text:p>
        </text:list-item>
      </text:list>
      <text:p text:style-name="P3"><text:span text:style-name="T4">B</text:span><text:span text:style-name="T5">ottom </text:span><text:span text:style-name="T9">H</text:span><text:span text:style-name="T5">at -- </text:span><text:span text:style-name="T6">"</text:span><text:span text:style-name="T5">Speed </text:span><text:span text:style-name="T6">B</text:span><text:span text:style-name="T5">rake </text:span><text:span text:style-name="T6">Switch"</text:span></text:p>
      <text:list text:style-name="L4">
        <text:list-item>
          <text:p text:style-name="P15">F: Extend speedbrakes (keeps extending while held, stays open when you let go). <text:s/><text:span text:style-name="T20">Brakes can be further extended after main wheels touch on landing, </text:span><text:span text:style-name="T38">press and keep held for max extension.</text:span></text:p>
        </text:list-item>
        <text:list-item>
          <text:p text:style-name="P15">B: Retract speedbrakes (single press fully retracts)</text:p>
        </text:list-item>
      </text:list>
      <text:p text:style-name="P11"><text:span text:style-name="T1">F</text:span><text:span text:style-name="T19">ront </text:span><text:span text:style-name="T30">T</text:span><text:span text:style-name="T19">humb </text:span><text:span text:style-name="T30">B</text:span><text:span text:style-name="T19">utton</text:span></text:p>
      <text:list text:style-name="L5">
        <text:list-item>
          <text:p text:style-name="P16">P: --</text:p>
        </text:list-item>
      </text:list>
      <text:p text:style-name="P13"><text:span text:style-name="T55">R</text:span><text:span text:style-name="T53">ear </text:span><text:span text:style-name="T57">T</text:span><text:span text:style-name="T53">humb </text:span><text:span text:style-name="T57">B</text:span><text:span text:style-name="T53">utton -- </text:span><text:span text:style-name="T56">"</text:span><text:span text:style-name="T53">MAN RNG/UNCAGE Knob</text:span><text:span text:style-name="T56">" (press function only, </text:span><text:span text:style-name="T57">see </text:span><text:span text:style-name="T58">Middle Finger </text:span><text:span text:style-name="T59">Hat</text:span><text:span text:style-name="T56">)</text:span></text:p>
      <text:list text:style-name="L6">
        <text:list-item>
          <text:p text:style-name="P25"><text:span text:style-name="T23">P: </text:span><text:span text:style-name="T24">U</text:span><text:span text:style-name="T23">ncage Sid</text:span><text:span text:style-name="T25">e</text:span><text:span text:style-name="T23">winder or targeting pod, or toggle laser spot search mode</text:span></text:p>
        </text:list-item>
      </text:list>
      <text:p text:style-name="P11"><text:span text:style-name="T1">B</text:span><text:span text:style-name="T19">ottom </text:span><text:span text:style-name="T30">T</text:span><text:span text:style-name="T19">humb </text:span><text:span text:style-name="T30">B</text:span><text:span text:style-name="T19">utton</text:span></text:p>
      <text:list text:style-name="L7">
        <text:list-item>
          <text:p text:style-name="P17">P: --</text:p>
        </text:list-item>
      </text:list>
      <text:p text:style-name="P11"><text:span text:style-name="T1">M</text:span><text:span text:style-name="T19">inistick -- </text:span><text:span text:style-name="T2">"</text:span><text:span text:style-name="T30">Radar Cursor/Enable switch</text:span><text:span text:style-name="T2">"</text:span></text:p>
      <text:list text:style-name="L8">
        <text:list-item>
          <text:p text:style-name="P26">Axes: Slew <text:span text:style-name="T30">cursor/crosshairs</text:span> on SOI</text:p>
        </text:list-item>
      </text:list>
      <text:list text:style-name="L9">
        <text:list-item>
          <text:p text:style-name="P36"><text:span text:style-name="T61">P: </text:span><text:span text:style-name="T65">"TMS Up" (designates targets), mapped here (as well as on the stick) for muscle-memory compatibility with other planes</text:span></text:p>
        </text:list-item>
        <text:list-item>
          <text:p text:style-name="P36"><text:span text:style-name="T65">S-P: </text:span><text:span text:style-name="T66">"Radar Cursor </text:span><text:span text:style-name="T67">Enable</text:span><text:span text:style-name="T66">"</text:span><text:span text:style-name="T67"> button (</text:span><text:span text:style-name="T68">cycles Maverick mode VIS/BORE/PRE </text:span><text:span text:style-name="T69">when Maverick MFD has SOI</text:span><text:span text:style-name="T67">)</text:span></text:p>
        </text:list-item>
      </text:list>
      <text:p text:style-name="P9"><text:span text:style-name="T1">Middle </text:span><text:span text:style-name="T38">F</text:span><text:span text:style-name="T1">inger </text:span><text:span text:style-name="T38">H</text:span><text:span text:style-name="T1">at -- </text:span><text:span text:style-name="T21">"</text:span>MAN RNG/UNCAGE Knob<text:span text:style-name="T21">" </text:span><text:span text:style-name="T37">(all functions)</text:span><text:span text:style-name="T2">,</text:span><text:span text:style-name="T77"> "Transmit switch left/right",</text:span><text:span text:style-name="T2"> </text:span><text:span text:style-name="T45">(shift) "Dobber switch </text:span><text:span text:style-name="T46">(UFC)</text:span><text:span text:style-name="T45">"</text:span></text:p>
      <text:p text:style-name="P34">MAN RNG/UNCAGE knob<text:span text:style-name="T79"> functions</text:span>:</text:p>
      <text:list xml:id="list2010657126" text:style-name="L10">
        <text:list-item>
          <text:p text:style-name="P29">U/D: <text:span text:style-name="T35">Change TPOD zoom</text:span></text:p>
        </text:list-item>
        <text:list-item>
          <text:p text:style-name="P30">P<text:span text:style-name="T21">: </text:span><text:span text:style-name="T78">Cage/</text:span><text:span text:style-name="T19">U</text:span><text:span text:style-name="T21">ncage Sid</text:span><text:span text:style-name="T36">e</text:span><text:span text:style-name="T21">winder or targeting pod, or toggle laser spot search mode</text:span></text:p>
        </text:list-item>
      </text:list>
      <text:p text:style-name="P33">Transmit switch left/right<text:span text:style-name="T79"> functions</text:span>:</text:p>
      <text:list xml:id="list160042249615387" text:continue-numbering="true" text:style-name="L10">
        <text:list-item>
          <text:p text:style-name="P37"><text:span text:style-name="T72">R</text:span><text:span text:style-name="T67">: </text:span><text:span text:style-name="T64">Filters datalink information on </text:span><text:span text:style-name="T67">Radar MFD</text:span><text:span text:style-name="T64"> </text:span><text:span text:style-name="T67">(right on real </text:span><text:span text:style-name="T73">Transmit</text:span><text:span text:style-name="T67"> switch)</text:span></text:p>
        </text:list-item>
        <text:list-item>
          <text:p text:style-name="P38">L-R: Sends SPI or HAD emitter to flight members over Link16.</text:p>
        </text:list-item>
        <text:list-item>
          <text:p text:style-name="P37"><text:span text:style-name="T74">L</text:span><text:span text:style-name="T30">: </text:span><text:span text:style-name="T1">Toggles datalink tracks on and off </text:span><text:span text:style-name="T30">(left on real </text:span><text:span text:style-name="T75">Transmit </text:span><text:span text:style-name="T30">switch)</text:span></text:p>
        </text:list-item>
      </text:list>
      <text:p text:style-name="P34">Dobber switch (UFC)<text:span text:style-name="T79"> functions</text:span><text:span text:style-name="T80"> (shift)</text:span>:</text:p>
      <text:list xml:id="list160042892440440" text:continue-numbering="true" text:style-name="L10">
        <text:list-item>
          <text:p text:style-name="P31"><text:span text:style-name="T30">S-</text:span>U/S-D/S-L/S-R: Dobber switch up/down/left/right</text:p>
        </text:list-item>
      </text:list>
      <text:p text:style-name="P11"><text:span text:style-name="T1">Ring </text:span><text:span text:style-name="T38">F</text:span><text:span text:style-name="T1">inger </text:span><text:span text:style-name="T38">S</text:span><text:span text:style-name="T19">lider -- </text:span><text:span text:style-name="T43">"Radar Antenna Elevation Knob"</text:span></text:p>
      <text:list text:style-name="L11">
        <text:list-item>
          <text:p text:style-name="P18">U/D: <text:span text:style-name="T31">Radar antenna elevation up/down (set curve for less sensitivity around center)</text:span></text:p>
        </text:list-item>
      </text:list>
      <text:p text:style-name="P5"><text:span text:style-name="T4">P</text:span><text:span text:style-name="T5">inky </text:span><text:span text:style-name="T13">S</text:span><text:span text:style-name="T4">witch -- </text:span><text:span text:style-name="T10">"</text:span><text:span text:style-name="T11">Dogfight/</text:span><text:span text:style-name="T16">DGFT</text:span><text:span text:style-name="T11"> </text:span><text:span text:style-name="T12">Switch</text:span><text:span text:style-name="T10">", </text:span><text:span text:style-name="T18">(shift) "Increment/Decrement switch (UFC)"</text:span></text:p>
      <text:list text:style-name="L12">
        <text:list-item>
          <text:p text:style-name="P19"><text:span text:style-name="T34">U</text:span>: <text:span text:style-name="T33">D</text:span><text:span text:style-name="T39">GFT mode</text:span><text:span text:style-name="T33">, sets up HUD for gun and A/A missile firing, </text:span><text:span text:style-name="T15">puts radar into ACM mode,</text:span><text:span text:style-name="T11"> </text:span><text:span text:style-name="T14">ignores other Master Mode selections</text:span><text:span text:style-name="T26"> </text:span><text:span text:style-name="T27">(outboard on real DGFT switch)</text:span></text:p>
        </text:list-item>
        <text:list-item>
          <text:p text:style-name="P19"><text:span text:style-name="T34">P</text:span>: <text:span text:style-name="T33">Returns to last selected Master Mode</text:span></text:p>
        </text:list-item>
        <text:list-item>
          <text:p text:style-name="P20"><text:span text:style-name="T34">D</text:span>: <text:span text:style-name="T39">MSL OVRD mode</text:span><text:span text:style-name="T33">, sets up HUD for A/A missile firing, </text:span><text:span text:style-name="T14">ignores other Master Mode selections</text:span><text:span text:style-name="T26"> </text:span><text:span text:style-name="T27">(inboard on real DGFT switch)</text:span></text:p>
        </text:list-item>
        <text:list-item>
          <text:p text:style-name="P27"><text:span text:style-name="T27">S-</text:span><text:span text:style-name="T22">U/S-D: UFC Increment/Decrement switch</text:span></text:p>
        </text:list-item>
      </text:list>
      <text:p text:style-name="P10"><text:span text:style-name="T1">P</text:span>inky <text:span text:style-name="T38">B</text:span>utton -- <text:span text:style-name="T40">"Expand/POV button" </text:span><text:span text:style-name="T41">(</text:span><text:span text:style-name="T42">pinky button </text:span><text:span text:style-name="T41">on </text:span><text:span text:style-name="T42">real </text:span><text:span text:style-name="T41">stick)</text:span></text:p>
      <text:list text:style-name="L13">
        <text:list-item>
          <text:p text:style-name="P32">P: <text:span text:style-name="T40">Expand/POV button, zooms area around radar cursor</text:span></text:p>
        </text:list-item>
      </text:list>
      <text:p text:style-name="P10">Pinky <text:span text:style-name="T38">W</text:span>heel</text:p>
      <text:list text:style-name="L14">
        <text:list-item>
          <text:p text:style-name="P39"><text:span text:style-name="T70">F/B</text:span><text:span text:style-name="T61">: </text:span><text:span text:style-name="T71">Exterior Lighting Master Covert knob forward/back</text:span></text:p>
        </text:list-item>
        <text:list-item>
          <text:p text:style-name="P21">P: Exterior lights on/off<text:span text:style-name="T44">??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15T16:00:41.897000000</dc:date>
    <meta:editing-duration>PT9H21M4S</meta:editing-duration>
    <meta:editing-cycles>56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55" meta:word-count="502" meta:character-count="2938" meta:non-whitespace-character-count="2521"/>
  </office:meta>
</office:document-meta>
</file>